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3faf46" draw:textarea-horizontal-align="justify" draw:textarea-vertical-align="middle" draw:auto-grow-height="false" fo:min-height="2.798cm" fo:min-width="13.787cm"/>
      <style:paragraph-properties style:writing-mode="lr-tb"/>
    </style:style>
    <style:style style:name="gr2" style:family="graphic" style:parent-style-name="standard">
      <style:graphic-properties svg:stroke-color="#000000" draw:fill-color="#5983b0" draw:textarea-horizontal-align="justify" draw:textarea-vertical-align="middle" draw:auto-grow-height="false" fo:min-height="3.052cm" fo:min-width="8.644cm"/>
      <style:paragraph-properties style:writing-mode="lr-tb"/>
    </style:style>
    <style:style style:name="gr3" style:family="graphic" style:parent-style-name="standard">
      <style:graphic-properties draw:fill-color="#ffe479" draw:textarea-horizontal-align="justify" draw:textarea-vertical-align="middle" draw:auto-grow-height="false" fo:min-height="4.322cm" fo:min-width="6.739cm"/>
      <style:paragraph-properties style:writing-mode="lr-tb"/>
    </style:style>
    <style:style style:name="gr4" style:family="graphic" style:parent-style-name="standard">
      <style:graphic-properties draw:fill-color="#ffe479" draw:textarea-horizontal-align="justify" draw:textarea-vertical-align="middle" draw:auto-grow-height="false" fo:min-height="4.322cm" fo:min-width="6.739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3faf46"/>
      <style:paragraph-properties fo:text-align="center"/>
    </style:style>
    <style:style style:name="P3" style:family="paragraph">
      <loext:graphic-properties draw:fill-color="#5983b0"/>
      <style:paragraph-properties fo:text-align="center"/>
    </style:style>
    <style:style style:name="P4" style:family="paragraph">
      <loext:graphic-properties draw:fill-color="#ffe479"/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loext:graphic-properties draw:fill="solid"/>
      <style:paragraph-properties fo:text-align="en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4.287cm" svg:height="3.048cm" svg:x="22.557cm" svg:y="2.778cm">
          <text:p text:style-name="P1">Estimacija položaja i emocija osoba na slici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9.144cm" svg:height="3.302cm" svg:x="3.159cm" svg:y="8.874cm">
          <text:p text:style-name="P1">Definiranje korisničkih zahtjeva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9.144cm" svg:height="3.302cm" svg:x="14.081cm" svg:y="8.874cm">
          <text:p text:style-name="P1">Proučavanje tehnologija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9.144cm" svg:height="3.302cm" svg:x="25.13cm" svg:y="8.874cm">
          <text:p text:style-name="P1">Implementacija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9.144cm" svg:height="3.302cm" svg:x="35.925cm" svg:y="8.874cm">
          <text:p text:style-name="P1">Evaluacija</text:p>
          <draw:enhanced-geometry svg:viewBox="0 0 21600 21600" draw:type="rectangle" draw:enhanced-path="M 0 0 L 21600 0 21600 21600 0 21600 0 0 Z N"/>
        </draw:custom-shape>
        <draw:custom-shape draw:style-name="gr2" draw:text-style-name="P3" xml:id="id6" draw:id="id6" draw:layer="layout" svg:width="9.144cm" svg:height="3.302cm" svg:x="46.847cm" svg:y="8.874cm">
          <text:p text:style-name="P1">Isporuka rješenja</text:p>
          <draw:enhanced-geometry svg:viewBox="0 0 21600 21600" draw:type="rectangle" draw:enhanced-path="M 0 0 L 21600 0 21600 21600 0 21600 0 0 Z N"/>
        </draw:custom-shape>
        <draw:custom-shape draw:style-name="gr3" draw:text-style-name="P4" xml:id="id7" draw:id="id7" draw:layer="layout" svg:width="7.239cm" svg:height="4.572cm" svg:x="15.097cm" svg:y="13.827cm">
          <text:p text:style-name="P1">Odabir tehnologija</text:p>
          <draw:enhanced-geometry svg:viewBox="0 0 21600 21600" draw:type="rectangle" draw:enhanced-path="M 0 0 L 21600 0 21600 21600 0 21600 0 0 Z N"/>
        </draw:custom-shape>
        <draw:custom-shape draw:style-name="gr3" draw:text-style-name="P4" xml:id="id9" draw:id="id9" draw:layer="layout" svg:width="7.239cm" svg:height="4.572cm" svg:x="26.019cm" svg:y="13.827cm">
          <text:p text:style-name="P1">Razvoj komponenti</text:p>
          <draw:enhanced-geometry svg:viewBox="0 0 21600 21600" draw:type="rectangle" draw:enhanced-path="M 0 0 L 21600 0 21600 21600 0 21600 0 0 Z N"/>
        </draw:custom-shape>
        <draw:custom-shape draw:style-name="gr3" draw:text-style-name="P4" xml:id="id10" draw:id="id10" draw:layer="layout" svg:width="7.239cm" svg:height="4.572cm" svg:x="26.019cm" svg:y="19.569cm">
          <text:p text:style-name="P1">Povezivanje </text:p>
          <text:p text:style-name="P1">izgrađenih komponenti</text:p>
          <draw:enhanced-geometry svg:viewBox="0 0 21600 21600" draw:type="rectangle" draw:enhanced-path="M 0 0 L 21600 0 21600 21600 0 21600 0 0 Z N"/>
        </draw:custom-shape>
        <draw:custom-shape draw:style-name="gr3" draw:text-style-name="P4" xml:id="id13" draw:id="id13" draw:layer="layout" svg:width="7.239cm" svg:height="4.572cm" svg:x="36.941cm" svg:y="25.511cm">
          <text:p text:style-name="P1">Analiza rezultata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239cm" svg:height="4.572cm" svg:x="36.941cm" svg:y="13.82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239cm" svg:height="4.572cm" svg:x="36.941cm" svg:y="19.5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239cm" svg:height="4.572cm" svg:x="36.941cm" svg:y="19.5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239cm" svg:height="4.572cm" svg:x="36.941cm" svg:y="13.82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239cm" svg:height="4.572cm" svg:x="36.941cm" svg:y="19.56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12" draw:id="id12" draw:layer="layout" svg:width="7.239cm" svg:height="4.572cm" svg:x="36.941cm" svg:y="19.569cm">
          <text:p text:style-name="P1">Testiranje</text:p>
          <draw:enhanced-geometry svg:viewBox="0 0 21600 21600" draw:type="rectangle" draw:enhanced-path="M 0 0 L 21600 0 21600 21600 0 21600 0 0 Z N"/>
        </draw:custom-shape>
        <draw:custom-shape draw:style-name="gr3" draw:text-style-name="P4" xml:id="id14" draw:id="id14" draw:layer="layout" svg:width="7.239cm" svg:height="4.572cm" svg:x="47.863cm" svg:y="13.827cm">
          <text:p text:style-name="P1">Predaja dokumentacije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239cm" svg:height="4.572cm" svg:x="47.863cm" svg:y="19.5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239cm" svg:height="4.572cm" svg:x="47.863cm" svg:y="19.56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11" draw:id="id11" draw:layer="layout" svg:width="7.239cm" svg:height="4.572cm" svg:x="36.941cm" svg:y="13.827cm">
          <text:p text:style-name="P1">Dizajn testova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239cm" svg:height="4.572cm" svg:x="47.863cm" svg:y="19.56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15" draw:id="id15" draw:layer="layout" svg:width="7.239cm" svg:height="4.572cm" svg:x="47.863cm" svg:y="19.569cm">
          <text:p text:style-name="P1">Predaja funkcionalnog</text:p>
          <text:p text:style-name="P1">sustava</text:p>
          <draw:enhanced-geometry svg:viewBox="0 0 21600 21600" draw:type="rectangle" draw:enhanced-path="M 0 0 L 21600 0 21600 21600 0 21600 0 0 Z N"/>
        </draw:custom-shape>
        <draw:custom-shape draw:style-name="gr3" draw:text-style-name="P4" xml:id="id8" draw:id="id8" draw:layer="layout" svg:width="7.239cm" svg:height="4.572cm" svg:x="15.097cm" svg:y="19.542cm">
          <text:p text:style-name="P1">Upoznavanje s </text:p>
          <text:p text:style-name="P1">tehnologijama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29.7cm" svg:y1="5.826cm" svg:x2="29.702cm" svg:y2="8.874cm" draw:start-shape="id1" draw:start-glue-point="2" draw:end-shape="id2" draw:end-glue-point="0" svg:d="M29700 5826v1524h2v1524" svg:viewBox="0 0 3 3049">
          <text:p/>
        </draw:connector>
        <draw:connector draw:style-name="gr6" draw:text-style-name="P6" draw:layer="layout" svg:x1="29.7cm" svg:y1="5.826cm" svg:x2="29.702cm" svg:y2="8.874cm" draw:start-shape="id1" draw:end-shape="id2" draw:end-glue-point="0" svg:d="M29700 5826v1524h2v1524" svg:viewBox="0 0 3 3049">
          <text:p/>
        </draw:connector>
        <draw:connector draw:style-name="gr6" draw:text-style-name="P6" draw:layer="layout" svg:x1="29.7cm" svg:y1="5.826cm" svg:x2="18.653cm" svg:y2="8.874cm" draw:start-shape="id1" draw:start-glue-point="2" draw:end-shape="id3" draw:end-glue-point="0" svg:d="M29700 5826v1524h-11047v1524" svg:viewBox="0 0 11048 3049">
          <text:p/>
        </draw:connector>
        <draw:connector draw:style-name="gr6" draw:text-style-name="P6" draw:layer="layout" svg:x1="29.7cm" svg:y1="5.826cm" svg:x2="7.731cm" svg:y2="8.874cm" draw:start-shape="id1" draw:start-glue-point="2" draw:end-shape="id4" draw:end-glue-point="0" svg:d="M29700 5826v1524h-21969v1524" svg:viewBox="0 0 21970 3049">
          <text:p/>
        </draw:connector>
        <draw:connector draw:style-name="gr6" draw:text-style-name="P6" draw:layer="layout" svg:x1="29.7cm" svg:y1="5.826cm" svg:x2="40.497cm" svg:y2="8.874cm" draw:start-shape="id1" draw:start-glue-point="2" draw:end-shape="id5" draw:end-glue-point="0" svg:d="M29700 5826v1524h10797v1524" svg:viewBox="0 0 10798 3049">
          <text:p/>
        </draw:connector>
        <draw:connector draw:style-name="gr6" draw:text-style-name="P6" draw:layer="layout" svg:x1="29.7cm" svg:y1="5.826cm" svg:x2="51.419cm" svg:y2="8.874cm" draw:start-shape="id1" draw:start-glue-point="2" draw:end-shape="id6" draw:end-glue-point="0" svg:d="M29700 5826v1524h21719v1524" svg:viewBox="0 0 21720 3049">
          <text:p/>
        </draw:connector>
        <draw:connector draw:style-name="gr6" draw:text-style-name="P6" draw:layer="layout" svg:x1="18.653cm" svg:y1="12.176cm" svg:x2="18.716cm" svg:y2="13.827cm" draw:start-shape="id3" draw:start-glue-point="2" draw:end-shape="id7" draw:end-glue-point="0" svg:d="M18653 12176v826h63v825" svg:viewBox="0 0 64 1652">
          <text:p/>
        </draw:connector>
        <draw:connector draw:style-name="gr6" draw:text-style-name="P6" draw:layer="layout" svg:x1="18.716cm" svg:y1="18.399cm" svg:x2="18.716cm" svg:y2="19.542cm" draw:start-shape="id7" draw:start-glue-point="2" draw:end-shape="id8" draw:end-glue-point="0" svg:d="M18716 18399v1143" svg:viewBox="0 0 1 1144">
          <text:p/>
        </draw:connector>
        <draw:connector draw:style-name="gr6" draw:text-style-name="P6" draw:layer="layout" svg:x1="29.702cm" svg:y1="12.176cm" svg:x2="29.638cm" svg:y2="13.827cm" draw:start-shape="id2" draw:start-glue-point="2" draw:end-shape="id9" draw:end-glue-point="0" svg:d="M29702 12176v826h-64v825" svg:viewBox="0 0 65 1652">
          <text:p/>
        </draw:connector>
        <draw:connector draw:style-name="gr6" draw:text-style-name="P6" draw:layer="layout" svg:x1="29.638cm" svg:y1="18.399cm" svg:x2="29.638cm" svg:y2="19.569cm" draw:start-shape="id9" draw:start-glue-point="2" draw:end-shape="id10" draw:end-glue-point="0" svg:d="M29638 18399v1170" svg:viewBox="0 0 1 1171">
          <text:p/>
        </draw:connector>
        <draw:connector draw:style-name="gr6" draw:text-style-name="P6" draw:layer="layout" svg:x1="40.497cm" svg:y1="12.176cm" svg:x2="40.56cm" svg:y2="13.827cm" draw:start-shape="id5" draw:start-glue-point="2" draw:end-shape="id11" draw:end-glue-point="0" svg:d="M40497 12176v826h63v825" svg:viewBox="0 0 64 1652">
          <text:p/>
        </draw:connector>
        <draw:connector draw:style-name="gr6" draw:text-style-name="P6" draw:layer="layout" svg:x1="40.56cm" svg:y1="18.399cm" svg:x2="40.56cm" svg:y2="19.569cm" draw:start-shape="id11" draw:start-glue-point="2" draw:end-shape="id12" draw:end-glue-point="0" svg:d="M40560 18399v1170" svg:viewBox="0 0 1 1171">
          <text:p/>
        </draw:connector>
        <draw:connector draw:style-name="gr6" draw:text-style-name="P6" draw:layer="layout" svg:x1="40.56cm" svg:y1="24.141cm" svg:x2="40.56cm" svg:y2="25.511cm" draw:start-shape="id12" draw:start-glue-point="2" draw:end-shape="id13" draw:end-glue-point="0" svg:d="M40560 24141v1370" svg:viewBox="0 0 1 1371">
          <text:p/>
        </draw:connector>
        <draw:connector draw:style-name="gr6" draw:text-style-name="P6" draw:layer="layout" svg:x1="51.419cm" svg:y1="12.176cm" svg:x2="51.482cm" svg:y2="13.827cm" draw:start-shape="id6" draw:start-glue-point="2" draw:end-shape="id14" draw:end-glue-point="0" svg:d="M51419 12176v826h63v825" svg:viewBox="0 0 64 1652">
          <text:p/>
        </draw:connector>
        <draw:connector draw:style-name="gr6" draw:text-style-name="P6" draw:layer="layout" svg:x1="51.482cm" svg:y1="18.399cm" svg:x2="51.482cm" svg:y2="19.569cm" draw:start-shape="id14" draw:start-glue-point="2" draw:end-shape="id15" draw:end-glue-point="0" svg:d="M51482 18399v1170" svg:viewBox="0 0 1 117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2T16:51:04.898488252</meta:creation-date>
    <dc:date>2020-11-02T17:07:15.609854809</dc:date>
    <meta:editing-duration>PT2M16S</meta:editing-duration>
    <meta:editing-cycles>1</meta:editing-cycles>
    <meta:document-statistic meta:object-count="38"/>
    <meta:generator>LibreOffice/6.4.6.2$Linux_X86_64 LibreOffice_project/40$Build-2</meta:generator>
  </office:meta>
</office:document-meta>
</file>